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408" officeooo:paragraph-rsid="0016d408"/>
    </style:style>
    <style:style style:name="P2" style:family="paragraph" style:parent-style-name="Standard" style:list-style-name="L1">
      <style:text-properties officeooo:rsid="0016d408" officeooo:paragraph-rsid="0016d4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:</text:p>
      <text:list xml:id="list3721338536" text:style-name="L1">
        <text:list-item>
          <text:p text:style-name="P2">Alejandro Guitarte Fernández</text:p>
        </text:list-item>
        <text:list-item>
          <text:p text:style-name="P2">Antonio Richarte González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3:23:53.426745602</meta:creation-date>
    <dc:date>2022-05-10T13:24:43.539733401</dc:date>
    <meta:editing-duration>PT50S</meta:editing-duration>
    <meta:editing-cycles>1</meta:editing-cycles>
    <meta:document-statistic meta:table-count="0" meta:image-count="0" meta:object-count="0" meta:page-count="1" meta:paragraph-count="3" meta:word-count="9" meta:character-count="68" meta:non-whitespace-character-count="63"/>
    <meta:generator>LibreOffice/6.4.7.2$Linux_X86_64 LibreOffice_project/40$Build-2</meta:generator>
  </office:meta>
</office:document-meta>
</file>